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75in" fo:margin-right="0in" fo:text-align="center" style:justify-single-word="false" fo:text-indent="0in" style:auto-text-indent="false">
        <style:tab-stops/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7" style:family="paragraph" style:parent-style-name="Normal">
      <style:text-properties style:font-name="Arial" fo:font-size="16pt" fo:font-weight="bold" style:font-size-asian="16pt" style:font-weight-asian="bold" style:font-name-complex="Arial" style:font-size-complex="16pt"/>
    </style:style>
    <style:style style:name="P8" style:family="paragraph" style:parent-style-name="Standard">
      <style:paragraph-properties fo:margin-left="0.3752in" fo:margin-right="0in" fo:margin-top="0in" fo:margin-bottom="0in" loext:contextual-spacing="false" fo:text-indent="-0.3752in" style:auto-text-indent="false">
        <style:tab-stops/>
      </style:paragraph-properties>
    </style:style>
    <style:style style:name="P9" style:family="paragraph" style:parent-style-name="Standard">
      <style:paragraph-properties fo:margin-left="0.3752in" fo:margin-right="0in" fo:margin-top="0in" fo:margin-bottom="0in" loext:contextual-spacing="false" fo:text-indent="-0.3752in" style:auto-text-indent="false">
        <style:tab-stops/>
      </style:paragraph-properties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10" style:family="paragraph" style:parent-style-name="Standard">
      <style:paragraph-properties fo:margin-left="0.3752in" fo:margin-right="0in" fo:margin-top="0in" fo:margin-bottom="0in" loext:contextual-spacing="false" fo:text-indent="-0.75in" style:auto-text-indent="false">
        <style:tab-stops/>
      </style:paragraph-properties>
    </style:style>
    <style:style style:name="P11" style:family="paragraph" style:parent-style-name="List_20_Paragraph">
      <style:paragraph-properties fo:margin-left="0.3752in" fo:margin-right="0in" fo:margin-top="0in" fo:margin-bottom="0in" loext:contextual-spacing="false" fo:text-indent="-0.75in" style:auto-text-indent="false">
        <style:tab-stops/>
      </style:paragraph-properties>
    </style:style>
    <style:style style:name="P12" style:family="paragraph" style:parent-style-name="Standard">
      <style:paragraph-properties fo:margin-left="0.3752in" fo:margin-right="0in" fo:margin-top="0in" fo:margin-bottom="0in" loext:contextual-spacing="false" fo:text-indent="0.1252in" style:auto-text-indent="false">
        <style:tab-stops/>
      </style:paragraph-properties>
    </style:style>
    <style:style style:name="P13" style:family="paragraph" style:parent-style-name="Standard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-0.1252in" style:auto-text-indent="false">
        <style:tab-stops/>
      </style:paragraph-properties>
    </style:style>
    <style:style style:name="P15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17" style:family="paragraph" style:parent-style-name="Standard" style:master-page-name="MP0">
      <style:paragraph-properties fo:margin-left="0.75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>
        <style:tab-stops>
          <style:tab-stop style:position="0.37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.75in" fo:margin-right="0in" fo:text-align="center" style:justify-single-word="false" fo:text-indent="0in" style:auto-text-indent="false">
        <style:tab-stops/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19" style:family="paragraph" style:parent-style-name="Standard">
      <style:paragraph-properties fo:margin-top="0in" fo:margin-bottom="0in" loext:contextual-spacing="false"/>
    </style:style>
    <style:style style:name="P20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22" style:family="paragraph" style:parent-style-name="Standard">
      <style:paragraph-properties fo:margin-left="0.3752in" fo:margin-right="0in" fo:margin-top="0in" fo:margin-bottom="0in" loext:contextual-spacing="false" fo:text-indent="-0.3752in" style:auto-text-indent="false">
        <style:tab-stops/>
      </style:paragraph-properties>
    </style:style>
    <style:style style:name="P23" style:family="paragraph" style:parent-style-name="Standard">
      <style:paragraph-properties fo:margin-left="0.3752in" fo:margin-right="0in" fo:margin-top="0in" fo:margin-bottom="0in" loext:contextual-spacing="false" fo:text-indent="-0.3752in" style:auto-text-indent="false">
        <style:tab-stops/>
      </style:paragraph-properties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24" style:family="paragraph" style:parent-style-name="Standard">
      <style:paragraph-properties fo:margin-left="0.3752in" fo:margin-right="0in" fo:margin-top="0in" fo:margin-bottom="0in" loext:contextual-spacing="false" fo:text-indent="-0.75in" style:auto-text-indent="false">
        <style:tab-stops/>
      </style:paragraph-properties>
    </style:style>
    <style:style style:name="P25" style:family="paragraph" style:parent-style-name="Standard">
      <style:paragraph-properties fo:margin-left="0.3752in" fo:margin-right="0in" fo:margin-top="0in" fo:margin-bottom="0in" loext:contextual-spacing="false" fo:text-indent="0.1252in" style:auto-text-indent="false">
        <style:tab-stops/>
      </style:paragraph-properties>
    </style:style>
    <style:style style:name="P26" style:family="paragraph" style:parent-style-name="Standard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.5in" fo:margin-right="0in" fo:margin-top="0in" fo:margin-bottom="0in" loext:contextual-spacing="false" fo:text-indent="-0.1252in" style:auto-text-indent="false">
        <style:tab-stops/>
      </style:paragraph-properties>
    </style:style>
    <style:style style:name="P28" style:family="paragraph" style:parent-style-name="Normal">
      <style:text-properties style:font-name="Arial" fo:font-size="16pt" fo:font-weight="bold" style:font-size-asian="16pt" style:font-weight-asian="bold" style:font-name-complex="Arial" style:font-size-complex="16pt"/>
    </style:style>
    <style:style style:name="P29" style:family="paragraph" style:parent-style-name="List_20_Paragraph">
      <style:paragraph-properties fo:margin-left="0.3752in" fo:margin-right="0in" fo:margin-top="0in" fo:margin-bottom="0in" loext:contextual-spacing="false" fo:text-indent="-0.75in" style:auto-text-indent="false">
        <style:tab-stops/>
      </style:paragraph-properties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fo:color="#ff0000"/>
    </style:style>
    <style:style style:name="T8" style:family="text">
      <style:text-properties officeooo:rsid="00199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EORGE HUTCHINSON</text:p>
      <text:p text:style-name="P1">4669 Vintage Ranch Lane, Santa Barbara, CA, 93110</text:p>
      <text:p text:style-name="P2"><text:span text:style-name="Default_20_Paragraph_20_Font"><text:span text:style-name="T1">(805) 252-7231, geohh@protonmail.ch</text:span></text:span></text:p>
      <text:p text:style-name="P5"/>
      <text:p text:style-name="P3">RESUME</text:p>
      <text:p text:style-name="Normal"><text:span text:style-name="Default_20_Paragraph_20_Font"><text:span text:style-name="T2">GOAL</text:span></text:span><text:span text:style-name="Default_20_Paragraph_20_Font"><text:span text:style-name="T3">:</text:span></text:span><text:span text:style-name="Default_20_Paragraph_20_Font"><text:span text:style-name="T4"> <text:s/>To expand my understanding of mathematics, computer science, and/or other sciences by interning in a research, office, or industrial setting.</text:span></text:span></text:p>
      <text:p text:style-name="P7"/>
      <text:p text:style-name="P8"><text:span text:style-name="Default_20_Paragraph_20_Font"><text:span text:style-name="T2">INTERNSHIP/EMPLOYMENT EXPERIENCE:</text:span></text:span></text:p>
      <text:p text:style-name="P10"><text:span text:style-name="Default_20_Paragraph_20_Font"><text:span text:style-name="T4"><text:tab/></text:span></text:span>1. Junior Assembly Intern for Aurrion Corp., Goleta, CA; summer 2014 </text:p>
      <text:p text:style-name="P12">a) <text:s/>experimenting with methods and p<text:span text:style-name="T8">r</text:span>ocesses to reduce contamination in the process of bonding silicon die to a wafer <text:tab/></text:p>
      <text:p text:style-name="P12">b) automating the system which would analyze the flaws that said contamination created</text:p>
      <text:p text:style-name="P13">2. Univ. of CA at Santa Barbara <text:span text:style-name="Default_20_Paragraph_20_Font"><text:span text:style-name="T5">Research Mentorship Program; </text:span></text:span>worked in Physics Prof Phil Lubin’s lab project: <text:span text:style-name="Default_20_Paragraph_20_Font"><text:span text:style-name="T5">Frosty Mirror Frontier: Analyzing the Optical Effects of Mid-stratospheric Conditions on a Telescope Mirror</text:span></text:span>; summer 2015</text:p>
      <text:p text:style-name="P4"/>
      <text:p text:style-name="P4"><text:span text:style-name="Default_20_Paragraph_20_Font"><text:span text:style-name="T2">USEFUL SKILLS:</text:span></text:span><text:span text:style-name="Default_20_Paragraph_20_Font"><text:span text:style-name="T4"> Programming in Python and Java</text:span></text:span></text:p>
      <text:p text:style-name="P4"><text:span text:style-name="Default_20_Paragraph_20_Font"><text:span text:style-name="T4"><text:tab/>MS Word and Excel</text:span></text:span></text:p>
      <text:p text:style-name="P6"/>
      <text:p text:style-name="P6">EDUCATION:</text:p>
      <text:p text:style-name="P4"><text:span text:style-name="Default_20_Paragraph_20_Font"><text:span text:style-name="T6">University of CA, Berkeley School of Engineering</text:span></text:span>: <text:s/>Majors: <text:s/>Computer Science, Physics;</text:p>
      <text:p text:style-name="P4"><text:tab/>Cumulative GPA: <text:s/>3.676, Class of 2020</text:p>
      <text:p text:style-name="P4"><text:span text:style-name="Default_20_Paragraph_20_Font"><text:span text:style-name="T6">Robert Lewis Stevenson School</text:span></text:span>, Pebble Beach, CA; Class of 2016 (GPA=4.24)</text:p>
      <text:p text:style-name="P9"/>
      <text:p text:style-name="P9">HONORS/AWARDS:</text:p>
      <text:p text:style-name="P13"><text:span text:style-name="Default_20_Paragraph_20_Font"><text:span text:style-name="T5">Cum Laude Society </text:span></text:span>for Academic Achievement;<text:span text:style-name="Default_20_Paragraph_20_Font"><text:span text:style-name="T5"> </text:span></text:span>2015, 2016</text:p>
      <text:p text:style-name="P10"><text:tab/>Winner<text:span text:style-name="Default_20_Paragraph_20_Font"><text:span text:style-name="T5"> Rensselaer Medal</text:span></text:span> for scientific and mathematical achievement 2015</text:p>
      <text:p text:style-name="P10"><text:tab/>Rotary International Youth Leadership Award &amp; <text:span text:style-name="Default_20_Paragraph_20_Font"><text:span text:style-name="T5">Camp Royal</text:span></text:span> attendance – June 2015</text:p>
      <text:p text:style-name="P10"><text:span text:style-name="Default_20_Paragraph_20_Font"><text:span text:style-name="T5"><text:tab/>Summa Cum Laude </text:span></text:span>on<text:span text:style-name="Default_20_Paragraph_20_Font"><text:span text:style-name="T5"> </text:span></text:span>National Latin Examination, 2013, 2014, 2015, 2016</text:p>
      <text:p text:style-name="P14">Monterey Co. Science Fair (2015) Second Place in Electronics and Electromagnetics with project “<text:span text:style-name="Default_20_Paragraph_20_Font"><text:span text:style-name="T5">BUILDING A</text:span></text:span></text:p>
      <text:p text:style-name="P14"><text:span text:style-name="Default_20_Paragraph_20_Font"><text:span text:style-name="T5"><text:s text:c="6"/>RANGE FINDER USING LASER POINTER AND WEBCAM” </text:span></text:span>2014</text:p>
      <text:p text:style-name="P10"><text:tab/>Grand Prize Santa Barbara Co. Science Fair (2013) and First Place Mathematics &amp; Software: <text:s/>“<text:span text:style-name="Default_20_Paragraph_20_Font"><text:span text:style-name="T5">SODUKO.EXE: CAN</text:span></text:span></text:p>
      <text:p text:style-name="P13"><text:span text:style-name="Default_20_Paragraph_20_Font"><text:span text:style-name="T5"><text:s text:c="5"/>THE USE OF LOGICAL TRICKS AID WINNING IN A GAME OF GREAT IMPORTANCE TO MANKIND?”</text:span></text:span> </text:p>
      <text:p text:style-name="P6"/>
      <text:p text:style-name="P4"><text:span text:style-name="Default_20_Paragraph_20_Font"><text:span text:style-name="T2">EXTRACURRICULAR ACTIVITIES:</text:span></text:span><text:span text:style-name="Default_20_Paragraph_20_Font"><text:span text:style-name="T1"><text:tab/></text:span></text:span></text:p>
      <text:p text:style-name="P10"><text:span text:style-name="Default_20_Paragraph_20_Font"><text:span text:style-name="T4"><text:tab/></text:span></text:span>Co-founder Stevenson School Robotics Club; 2014-2016</text:p>
      <text:p text:style-name="P13">Stevenson School Student Council, 2014-2016</text:p>
      <text:p text:style-name="P13">Sophomore Wilderness Expedition: Co-Leader for 2015 and 2016 trips</text:p>
      <text:p text:style-name="P13">Classical Piano (2005-present) <text:s/></text:p>
      <text:p text:style-name="P10"><text:tab/>Technical Theater: running lighting and sound boards, acting as Stage Director(2012-2016)</text:p>
      <text:p text:style-name="P14">Johns Hopkins University Center for Gifted and Talented Youth Intensive Studies Summer Program: 2010-2014 <text:s text:c="21"/></text:p>
      <text:p text:style-name="P10"><text:span text:style-name="Default_20_Paragraph_20_Font"><text:span text:style-name="T7"><text:tab/></text:span></text:span>Amateur Radio Operator on KSPB Pebble Beach, 91.9 FM (2014-2015)</text:p>
      <text:p text:style-name="P11"><text:tab/>Stevenson School Science Bowl Team; 2015<text:tab/></text:p>
      <text:p text:style-name="P11"><text:tab/>Stevenson School Mathletics Team: 2014</text:p>
      <text:p text:style-name="P13">Weekly Humor Publicist; responsible for choosing weekly humorous literature for cafeteria tables; 2014-2016</text:p>
      <text:p text:style-name="P4"/>
      <text:p text:style-name="P4"><text:soft-page-break/><text:span text:style-name="Default_20_Paragraph_20_Font"><text:span text:style-name="T6">REFERENCES:</text:span></text:span> 1) Matthew Turk Professor of Computer Science, Univ. of CA, Santa Barbara: <text:a xlink:type="simple" xlink:href="mailto:MTURK@CS.UCSB.EDU" office:target-frame-name="_top" xlink:show="replace" text:style-name="Internet_20_link" text:visited-style-name="Visited_20_Internet_20_Link"><text:span text:style-name="Hyperlink">MTURK@CS.UCSB.EDU</text:span></text:a></text:p>
      <text:p text:style-name="P4"><text:tab/>2) Augi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wiss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fo:font-weight="normal" style:font-weight-asian="normal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WW_5f_CharLFO4LVL1" style:display-name="WW_CharLFO4LVL1" style:family="text"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1" style:display-name="WW_CharLFO11LVL1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-complex="Courier New" style:font-family-complex="'Courier New'" style:font-family-generic-complex="modern" style:font-pitch-complex="fixed"/>
    </style:style>
    <style:style style:name="WW_5f_CharLFO12LVL5" style:display-name="WW_CharLFO12LVL5" style:family="text">
      <style:text-properties style:font-name-complex="Courier New" style:font-family-complex="'Courier New'" style:font-family-generic-complex="modern" style:font-pitch-complex="fixed"/>
    </style:style>
    <style:style style:name="WW_5f_CharLFO12LVL8" style:display-name="WW_CharLFO12LVL8" style:family="text">
      <style:text-properties style:font-name-complex="Courier New" style:font-family-complex="'Courier New'" style:font-family-generic-complex="modern" style:font-pitch-complex="fixed"/>
    </style:style>
    <style:style style:name="WW_5f_CharLFO13LVL1" style:display-name="WW_CharLFO13LVL1" style:family="text">
      <style:text-properties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1" style:display-name="WW_CharLFO14LVL1" style:family="text">
      <style:text-properties fo:font-weight="normal" style:font-weight-asian="norma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/>
      </text:list-level-style-bullet>
      <text:list-level-style-bullet text:level="2" text:style-name="WW_5f_CharLFO2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2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2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WW_5f_CharLFO3LVL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/>
        <style:text-properties fo:font-family="'Times New Roman'" style:font-family-generic="roman" style:font-pitch="variable"/>
      </text:list-level-style-bullet>
      <text:list-level-style-bullet text:level="2" text:style-name="WW_5f_CharLFO4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4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4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/>
      </text:list-level-style-bullet>
      <text:list-level-style-bullet text:level="2" text:style-name="WW_5f_CharLFO5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5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5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/>
      </text:list-level-style-bullet>
      <text:list-level-style-bullet text:level="2" text:style-name="WW_5f_CharLFO6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6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6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">
        <style:list-level-properties/>
      </text:list-level-style-bullet>
      <text:list-level-style-bullet text:level="2" text:style-name="WW_5f_CharLFO7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7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7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">
        <style:list-level-properties/>
      </text:list-level-style-bullet>
      <text:list-level-style-bullet text:level="2" text:style-name="WW_5f_CharLFO8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8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8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o">
        <style:list-level-properties/>
        <style:text-properties fo:font-family="'Times New Roman'" style:font-family-generic="roman" style:font-pitch="variable"/>
      </text:list-level-style-bullet>
      <text:list-level-style-bullet text:level="2" text:style-name="WW_5f_CharLFO9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9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9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o">
        <style:list-level-properties/>
        <style:text-properties fo:font-family="'Times New Roman'" style:font-family-generic="roman" style:font-pitch="variable"/>
      </text:list-level-style-bullet>
      <text:list-level-style-bullet text:level="2" text:style-name="WW_5f_CharLFO11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11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11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o">
        <style:list-level-properties/>
        <style:text-properties fo:font-family="'Times New Roman'" style:font-family-generic="roman" style:font-pitch="variable"/>
      </text:list-level-style-bullet>
      <text:list-level-style-bullet text:level="2" text:style-name="WW_5f_CharLFO12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12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12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o">
        <style:list-level-properties/>
        <style:text-properties fo:font-family="'Times New Roman'" style:font-family-generic="roman" style:font-pitch="variable"/>
      </text:list-level-style-bullet>
      <text:list-level-style-bullet text:level="2" text:style-name="WW_5f_CharLFO13LVL2" text:bullet-char="o">
        <style:list-level-properties/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13LVL5" text:bullet-char="o">
        <style:list-level-properties/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13LVL8" text:bullet-char="o">
        <style:list-level-properties/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in" fo:margin-bottom="0.4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George Hutchinson</meta:initial-creator>
    <meta:creation-date>2016-01-16T07:23:00Z</meta:creation-date>
    <dc:date>2017-03-27T21:49:27.814677921</dc:date>
    <meta:print-date>2017-03-28T00:32:00Z</meta:print-date>
    <meta:editing-cycles>4</meta:editing-cycles>
    <meta:editing-duration>PT4H27M54S</meta:editing-duration>
    <meta:document-statistic meta:table-count="0" meta:image-count="0" meta:object-count="0" meta:page-count="2" meta:paragraph-count="38" meta:word-count="348" meta:character-count="2514" meta:non-whitespace-character-count="2143"/>
    <meta:user-defined meta:name="AppVersion">15.0000</meta:user-defined>
    <meta:user-defined meta:name="Company">Stevenson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geohh0/GeoReseme.odt/Normal"/>
  </office:meta>
</office:document-meta>
</file>